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18pt" style:font-size-asian="24pt" style:font-size-complex="24pt"/>
    </style:style>
    <style:style style:name="P5" style:family="paragraph">
      <style:paragraph-properties style:writing-mode="lr-tb"/>
      <style:text-properties fo:font-size="24pt" style:font-size-asian="36pt" style:font-size-complex="36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4pt" style:font-size-asian="36pt" style:font-size-complex="36pt"/>
    </style:style>
    <style:style style:name="T2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Crack Binary Sederhana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Dengan Simbol Debu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String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Menampilkan urutan string pada file atau program</text:span></text:p>
                <text:p text:style-name="P4"><text:span text:style-name="T2"/></text:p>
              </text:list-item>
              <text:list-item>
                <text:p text:style-name="P4"><text:span text:style-name="T1">Program yang dibuat kurang bagus sehingga menampakkan informasi yang private atau rahasia</text:span></text:p>
                <text:p text:style-name="P4"><text:span text:style-name="T2"/></text:p>
              </text:list-item>
              <text:list-item>
                <text:p text:style-name="P4"><text:span text:style-name="T1">Kerahasiaan bisa disembunyikan dengan mudah dengan enkripsi atau encoding</text:span></text:p>
                <text:p text:style-name="P4"><text:span text:style-name="T2"/></text:p>
              </text:list-item>
              <text:list-item>
                <text:p text:style-name="P4"><text:span text:style-name="T1">Tidak terlalu powerful tapi bagus buat tahap awa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Runtime Analysi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Simbol debug membuat hal lebih mudah</text:p>
              </text:list-item>
              <text:list-item>
                <text:p text:style-name="P1">info functions</text:p>
              </text:list-item>
              <text:list-item>
                <text:p text:style-name="P1">info variables</text:p>
              </text:list-item>
              <text:list-item>
                <text:p text:style-name="P1">info scope nama_fungsi</text:p>
              </text:list-item>
              <text:list-item>
                <text:p text:style-name="P1">breakpoint dan periksa input/ouput fungsi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Reveal Password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break main</text:p>
              </text:list-item>
              <text:list-item>
                <text:p text:style-name="P1">run password_asal</text:p>
              </text:list-item>
              <text:list-item>
                <text:p text:style-name="P1">break pada fungsi IsPasswordCorrect</text:p>
              </text:list-item>
              <text:list-item>
                <text:p text:style-name="P1">Lalu akan terungkap passwordnya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Analisa Kode Sumber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Jika ada akan lebih mudah!</text:p>
              </text:list-item>
              <text:list-item>
                <text:p>Pada perangkat lunak yang open source maupun berbayar</text:p>
              </text:list-item>
              <text:list-item>
                <text:p>Terlalu muda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2H20M33S</meta:editing-duration>
    <meta:editing-cycles>25</meta:editing-cycles>
    <meta:generator>LibreOffice/7.3.2.2$Linux_X86_64 LibreOffice_project/30$Build-2</meta:generator>
    <dc:title>Vivid</dc:title>
    <dc:date>2022-05-05T13:49:30.792298329</dc:date>
    <meta:document-statistic meta:object-count="76"/>
  </office:meta>
</office:document-meta>
</file>